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racc arts3c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58])" office:value-type="float" office:value="2772.03" calcext:value-type="float">
            <text:p>2772.03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arts3c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5000" calcext:value-type="float">
            <text:p>-5000</text:p>
          </table:table-cell>
          <table:table-cell/>
          <table:table-cell office:value-type="string" calcext:value-type="string">
            <text:p>Racc arts3c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/>
          <table:table-cell table:number-columns-repeated="3"/>
          <table:table-cell office:value-type="string" calcext:value-type="string">
            <text:p>needs to be given to pt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table:style-name="Default" office:value-type="string" calcext:value-type="string">
            <text:p>2025-05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64:.C71])" office:value-type="float" office:value="-7480" calcext:value-type="float">
            <text:p>-748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60];[.C72])" office:value-type="float" office:value="-4707.97" calcext:value-type="float">
            <text:p>-4707.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9:30:21.270485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6T19:34:55.056059428</dc:date>
    <meta:editing-duration>P6DT12H56M38S</meta:editing-duration>
    <meta:editing-cycles>678</meta:editing-cycles>
    <meta:generator>LibreOffice/25.2.3.2$Linux_X86_64 LibreOffice_project/520$Build-2</meta:generator>
    <meta:document-statistic meta:table-count="11" meta:cell-count="2543" meta:object-count="0"/>
  </office:meta>
</office:document-meta>
</file>